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officeooo:rsid="0001022f" officeooo:paragraph-rsid="0001022f"/>
    </style:style>
    <style:style style:name="P2" style:family="paragraph" style:parent-style-name="Standard">
      <style:paragraph-properties fo:text-align="center" style:justify-single-word="false"/>
      <style:text-properties style:font-name="Lucida Console" officeooo:rsid="0001022f" officeooo:paragraph-rsid="0001022f"/>
    </style:style>
    <style:style style:name="P3" style:family="paragraph" style:parent-style-name="Standard">
      <style:paragraph-properties fo:text-align="center" style:justify-single-word="false"/>
      <style:text-properties style:font-name="Lucida Console" fo:font-weight="bold" officeooo:rsid="0001022f" officeooo:paragraph-rsid="0001022f" style:font-weight-asian="bold" style:font-weight-complex="bold"/>
    </style:style>
    <style:style style:name="P4" style:family="paragraph" style:parent-style-name="Standard">
      <style:text-properties style:font-name="Lucida Console" style:text-underline-style="solid" style:text-underline-width="auto" style:text-underline-color="font-color" officeooo:rsid="0001022f" officeooo:paragraph-rsid="000102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3.1 Instala el Servidor Apache</text:p>
      <text:p text:style-name="P1"/>
      <text:p text:style-name="P1">Instalamos mediante sudo apt-get install apache2</text:p>
      <text:p text:style-name="P1"/>
      <text:p text:style-name="P4">Para comprobar que funciona:</text:p>
      <text:p text:style-name="P1"/>
      <text:p text:style-name="P2">sudo service apache2 status</text:p>
      <text:p text:style-name="P2"/>
      <text:p text:style-name="P2">ó</text:p>
      <text:p text:style-name="P2"/>
      <text:p text:style-name="P2">acceder desde un navegador a localhost (127.0.0.1)</text:p>
      <text:p text:style-name="P2"/>
      <text:p text:style-name="P2">ó</text:p>
      <text:p text:style-name="P2"/>
      <text:p text:style-name="P2">acceder desde otra máquina a la IP de mi servi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9-10-17T10:00:06.342000000</dc:date>
    <meta:editing-duration>PT1M41S</meta:editing-duration>
    <meta:editing-cycles>1</meta:editing-cycles>
    <meta:document-statistic meta:table-count="0" meta:image-count="0" meta:object-count="0" meta:page-count="1" meta:paragraph-count="8" meta:word-count="38" meta:character-count="234" meta:non-whitespace-character-count="204"/>
  </office:meta>
</office:document-meta>
</file>